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APrivateKeySpec.ge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rivateKeySpec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rivateKeySpec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rivateKeySpec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rivateKeySpec.DSAPrivateKeySpec( java . math . BigInteger var0 , java . math . BigInteger var1 , java . math . BigInteger var2 , java . math . BigInteger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